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4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ANDURO TENAZOA KASSANDR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738675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277280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ANDURO TENAZOA KASSANDR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738675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277280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02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0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0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09/2021</text:p>
          </table:table-cell>
          <table:table-cell table:style-name="Tabla2.A3" office:value-type="string">
            <text:p text:style-name="P22">914743</text:p>
          </table:table-cell>
          <table:table-cell table:style-name="Tabla2.D3" office:value-type="string">
            <text:p text:style-name="P23">20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4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5T00:03:5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